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d1f8"/>
    </style:style>
  </office:automatic-styles>
  <office:body>
    <office:spreadsheet>
      <table:calculation-settings table:automatic-find-labels="false"/>
      <table:table table:name="22_metaboli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#Name</text:p>
          </table:table-cell>
          <table:table-cell table:style-name="Default" office:value-type="string" calcext:value-type="string">
            <text:p>m/z [M-H]-</text:p>
          </table:table-cell>
          <table:table-cell table:style-name="Default" office:value-type="string" calcext:value-type="string">
            <text:p>RT (s) approx</text:p>
          </table:table-cell>
          <table:table-cell/>
        </table:table-row>
        <table:table-row table:style-name="ro1">
          <table:table-cell table:style-name="Default" office:value-type="string" calcext:value-type="string">
            <text:p>#Nam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(R)-Lactate</text:p>
          </table:table-cell>
          <table:table-cell office:value-type="float" office:value="89.0244" calcext:value-type="float">
            <text:p>89.0244</text:p>
          </table:table-cell>
          <table:table-cell office:value-type="float" office:value="842.52" calcext:value-type="float">
            <text:p>842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float" office:value="115.0039" calcext:value-type="float">
            <text:p>115.0039</text:p>
          </table:table-cell>
          <table:table-cell office:value-type="float" office:value="1344.84" calcext:value-type="float">
            <text:p>1344.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-Valine</text:p>
          </table:table-cell>
          <table:table-cell office:value-type="float" office:value="116.0717" calcext:value-type="float">
            <text:p>116.0717</text:p>
          </table:table-cell>
          <table:table-cell office:value-type="float" office:value="1027.08" calcext:value-type="float">
            <text:p>1027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float" office:value="130.0872" calcext:value-type="float">
            <text:p>130.0872</text:p>
          </table:table-cell>
          <table:table-cell office:value-type="float" office:value="933.24" calcext:value-type="float">
            <text:p>933.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float" office:value="130.0874" calcext:value-type="float">
            <text:p>130.0874</text:p>
          </table:table-cell>
          <table:table-cell office:value-type="float" office:value="895.86" calcext:value-type="float">
            <text:p>895.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float" office:value="145.0983" calcext:value-type="float">
            <text:p>145.0983</text:p>
          </table:table-cell>
          <table:table-cell office:value-type="float" office:value="1578.54" calcext:value-type="float">
            <text:p>1578.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float" office:value="146.0459" calcext:value-type="float">
            <text:p>146.0459</text:p>
          </table:table-cell>
          <table:table-cell office:value-type="float" office:value="1219.74" calcext:value-type="float">
            <text:p>1219.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lycerone phosphate</text:p>
          </table:table-cell>
          <table:table-cell office:value-type="float" office:value="168.9908" calcext:value-type="float">
            <text:p>168.9908</text:p>
          </table:table-cell>
          <table:table-cell office:value-type="float" office:value="1273.08" calcext:value-type="float">
            <text:p>1273.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float" office:value="173.1044" calcext:value-type="float">
            <text:p>173.1044</text:p>
          </table:table-cell>
          <table:table-cell office:value-type="float" office:value="1660.56" calcext:value-type="float">
            <text:p>1660.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float" office:value="179.0561" calcext:value-type="float">
            <text:p>179.0561</text:p>
          </table:table-cell>
          <table:table-cell office:value-type="float" office:value="1383.72" calcext:value-type="float">
            <text:p>1383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nnitol</text:p>
          </table:table-cell>
          <table:table-cell office:value-type="float" office:value="181.0718" calcext:value-type="float">
            <text:p>181.0718</text:p>
          </table:table-cell>
          <table:table-cell office:value-type="float" office:value="1141.86" calcext:value-type="float">
            <text:p>1141.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-Phosho-D-glycerate</text:p>
          </table:table-cell>
          <table:table-cell office:value-type="float" office:value="184.9857" calcext:value-type="float">
            <text:p>184.9857</text:p>
          </table:table-cell>
          <table:table-cell office:value-type="float" office:value="1380.18" calcext:value-type="float">
            <text:p>1380.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-glucose 6-phosphate</text:p>
          </table:table-cell>
          <table:table-cell office:value-type="float" office:value="259.0225" calcext:value-type="float">
            <text:p>259.0225</text:p>
          </table:table-cell>
          <table:table-cell office:value-type="float" office:value="1353.48" calcext:value-type="float">
            <text:p>1353.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osine</text:p>
          </table:table-cell>
          <table:table-cell office:value-type="float" office:value="267.0723" calcext:value-type="float">
            <text:p>267.0723</text:p>
          </table:table-cell>
          <table:table-cell office:value-type="float" office:value="916.32" calcext:value-type="float">
            <text:p>916.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-Acetylneuraminate</text:p>
          </table:table-cell>
          <table:table-cell office:value-type="float" office:value="308.0987" calcext:value-type="float">
            <text:p>308.0987</text:p>
          </table:table-cell>
          <table:table-cell office:value-type="float" office:value="1132.14" calcext:value-type="float">
            <text:p>1132.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346.0558" calcext:value-type="float">
            <text:p>346.0558</text:p>
          </table:table-cell>
          <table:table-cell office:value-type="float" office:value="1101.36" calcext:value-type="float">
            <text:p>1101.36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  <table:database-ranges>
        <table:database-range table:name="__Anonymous_Sheet_DB__0" table:target-range-address="22_metabolites.A3:22_metabolites.C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6:13:11.482556467</dc:date>
    <meta:editing-duration>PT12M21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